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45);">
            <text:p>insert into group_stage (id, tournament, group_code, squad) values (1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2);">
            <text:p>insert into group_stage (id, tournament, group_code, squad) values (2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966);">
            <text:p>insert into group_stage (id, tournament, group_code, squad) values (3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4);">
            <text:p>insert into group_stage (id, tournament, group_code, squad) values (4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234);">
            <text:p>insert into group_stage (id, tournament, group_code, squad) values (5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81);">
            <text:p>insert into group_stage (id, tournament, group_code, squad) values (6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5);">
            <text:p>insert into group_stage (id, tournament, group_code, squad) values (7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61);">
            <text:p>insert into group_stage (id, tournament, group_code, squad) values (8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2);">
            <text:p>insert into group_stage (id, tournament, group_code, squad) values (9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A', 966);">
            <text:p>insert into group_stage (id, tournament, group_code, squad) values (10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98);">
            <text:p>insert into group_stage (id, tournament, group_code, squad) values (11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420);">
            <text:p>insert into group_stage (id, tournament, group_code, squad) values (12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">
            <text:p>13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, 1997, 'B', 971);">
            <text:p>insert into group_stage (id, tournament, group_code, squad) values (13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4">
            <text:p>14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4, 1997, 'B', 27);">
            <text:p>insert into group_stage (id, tournament, group_code, squad) values (14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5">
            <text:p>15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5, 1999, 'A', 33);">
            <text:p>insert into group_stage (id, tournament, group_code, squad) values (15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">
            <text:p>16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16, 1999, 'A', 61);">
            <text:p>insert into group_stage (id, tournament, group_code, squad) values (16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7">
            <text:p>17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17, 1999, 'A', 82);">
            <text:p>insert into group_stage (id, tournament, group_code, squad) values (17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8">
            <text:p>18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18, 1999, 'A', 52);">
            <text:p>insert into group_stage (id, tournament, group_code, squad) values (18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9">
            <text:p>19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19, 1999, 'B', 81);">
            <text:p>insert into group_stage (id, tournament, group_code, squad) values (19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0">
            <text:p>20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0, 1999, 'B', 55);">
            <text:p>insert into group_stage (id, tournament, group_code, squad) values (20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1">
            <text:p>21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1, 1999, 'B', 237);">
            <text:p>insert into group_stage (id, tournament, group_code, squad) values (21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2">
            <text:p>22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2, 1999, 'B', 1613);">
            <text:p>insert into group_stage (id, tournament, group_code, squad) values (22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3">
            <text:p>23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3, 2001, 'A', 33);">
            <text:p>insert into group_stage (id, tournament, group_code, squad) values (23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4">
            <text:p>24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4, 2001, 'A', 61);">
            <text:p>insert into group_stage (id, tournament, group_code, squad) values (24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5">
            <text:p>25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5, 2001, 'A', 82);">
            <text:p>insert into group_stage (id, tournament, group_code, squad) values (25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6">
            <text:p>26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6, 2001, 'A', 52);">
            <text:p>insert into group_stage (id, tournament, group_code, squad) values (26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7">
            <text:p>27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7, 2001, 'B', 81);">
            <text:p>insert into group_stage (id, tournament, group_code, squad) values (27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8">
            <text:p>28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8, 2001, 'B', 55);">
            <text:p>insert into group_stage (id, tournament, group_code, squad) values (28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9">
            <text:p>29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9, 2001, 'B', 237);">
            <text:p>insert into group_stage (id, tournament, group_code, squad) values (29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0">
            <text:p>30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0, 2001, 'B', 1613);">
            <text:p>insert into group_stage (id, tournament, group_code, squad) values (30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1">
            <text:p>31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1, 2003, 'A', 33);">
            <text:p>insert into group_stage (id, tournament, group_code, squad) values (31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2">
            <text:p>32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2, 2003, 'A', 57);">
            <text:p>insert into group_stage (id, tournament, group_code, squad) values (32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3">
            <text:p>33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3, 2003, 'A', 81);">
            <text:p>insert into group_stage (id, tournament, group_code, squad) values (33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4">
            <text:p>34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4, 2003, 'A', 64);">
            <text:p>insert into group_stage (id, tournament, group_code, squad) values (34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5">
            <text:p>35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5, 2003, 'B', 237);">
            <text:p>insert into group_stage (id, tournament, group_code, squad) values (35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6">
            <text:p>36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6, 2003, 'B', 90);">
            <text:p>insert into group_stage (id, tournament, group_code, squad) values (36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7">
            <text:p>37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7, 2003, 'B', 55);">
            <text:p>insert into group_stage (id, tournament, group_code, squad) values (37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8">
            <text:p>38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8, 2003, 'B', 1);">
            <text:p>insert into group_stage (id, tournament, group_code, squad) values (38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39">
            <text:p>39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9, 2005, 'A', 49);">
            <text:p>insert into group_stage (id, tournament, group_code, squad) values (39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0">
            <text:p>40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0, 2005, 'A', 54);">
            <text:p>insert into group_stage (id, tournament, group_code, squad) values (40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1">
            <text:p>41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1, 2005, 'A', 216);">
            <text:p>insert into group_stage (id, tournament, group_code, squad) values (41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2">
            <text:p>42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2, 2005, 'A', 61);">
            <text:p>insert into group_stage (id, tournament, group_code, squad) values (42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3">
            <text:p>43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3, 2005, 'B', 52);">
            <text:p>insert into group_stage (id, tournament, group_code, squad) values (43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4">
            <text:p>44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4, 2005, 'B', 55);">
            <text:p>insert into group_stage (id, tournament, group_code, squad) values (44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5">
            <text:p>45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5, 2005, 'B', 81);">
            <text:p>insert into group_stage (id, tournament, group_code, squad) values (45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6">
            <text:p>46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6, 2005, 'B', 30);">
            <text:p>insert into group_stage (id, tournament, group_code, squad) values (46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09, 'A', 34);">
            <text:p>insert into group_stage (id, tournament, group_code, squad) values (47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8">
            <text:p>48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09, 'A', 27);">
            <text:p>insert into group_stage (id, tournament, group_code, squad) values (48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9">
            <text:p>49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09, 'A', 964);">
            <text:p>insert into group_stage (id, tournament, group_code, squad) values (49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0">
            <text:p>50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09, 'A', 64);">
            <text:p>insert into group_stage (id, tournament, group_code, squad) values (50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1">
            <text:p>51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09, 'B', 55);">
            <text:p>insert into group_stage (id, tournament, group_code, squad) values (51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2">
            <text:p>52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09, 'B', 1);">
            <text:p>insert into group_stage (id, tournament, group_code, squad) values (52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3">
            <text:p>53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09, 'B', 39);">
            <text:p>insert into group_stage (id, tournament, group_code, squad) values (53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4">
            <text:p>54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4, 2009, 'B', 20);">
            <text:p>insert into group_stage (id, tournament, group_code, squad) values (54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5">
            <text:p>55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5, 2013, 'A', 55);">
            <text:p>insert into group_stage (id, tournament, group_code, squad) values (55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6">
            <text:p>56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6, 2013, 'A', 39);">
            <text:p>insert into group_stage (id, tournament, group_code, squad) values (56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7">
            <text:p>57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7, 2013, 'A', 52);">
            <text:p>insert into group_stage (id, tournament, group_code, squad) values (57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8">
            <text:p>58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8, 2013, 'A', 81);">
            <text:p>insert into group_stage (id, tournament, group_code, squad) values (58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9">
            <text:p>59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9, 2013, 'B', 34);">
            <text:p>insert into group_stage (id, tournament, group_code, squad) values (59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0">
            <text:p>60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0, 2013, 'B', 598);">
            <text:p>insert into group_stage (id, tournament, group_code, squad) values (60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1">
            <text:p>61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1, 2013, 'B', 234);">
            <text:p>insert into group_stage (id, tournament, group_code, squad) values (61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2">
            <text:p>62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2, 2013, 'B', 689);">
            <text:p>insert into group_stage (id, tournament, group_code, squad) values (62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9]+1" office:value-type="float" office:value="63">
            <text:p>63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3, 2017, 'A', 7);">
            <text:p>insert into group_stage (id, tournament, group_code, squad) values (63, 2017, 'A', 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4">
            <text:p>64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4, 2017, 'A', 64);">
            <text:p>insert into group_stage (id, tournament, group_code, squad) values (64, 2017, 'A', 6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5">
            <text:p>65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5, 2017, 'A', 351);">
            <text:p>insert into group_stage (id, tournament, group_code, squad) values (65, 2017, 'A', 35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6, 2017, 'A', 52);">
            <text:p>insert into group_stage (id, tournament, group_code, squad) values (66, 2017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7">
            <text:p>67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7, 2017, 'B', 237);">
            <text:p>insert into group_stage (id, tournament, group_code, squad) values (67, 2017, 'B', 23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8">
            <text:p>68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8, 2017, 'B', 56);">
            <text:p>insert into group_stage (id, tournament, group_code, squad) values (68, 2017, 'B', 5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9">
            <text:p>69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9, 2017, 'B', 61);">
            <text:p>insert into group_stage (id, tournament, group_code, squad) values (69, 2017, 'B', 6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0">
            <text:p>70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0, 2017, 'B', 49);">
            <text:p>insert into group_stage (id, tournament, group_code, squad) values (70, 2017, 'B', 49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3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null, null, 2);">
            <text:p>insert into game_score (id, matchid, squad, goals, points, time_type) values (547, 125, 7, null, null, 2);</text:p>
          </table:table-cell>
          <table:table-cell table:number-columns-repeated="1017"/>
        </table:table-row>
        <table:table-row table:style-name="ro3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null, null, 1);">
            <text:p>insert into game_score (id, matchid, squad, goals, points, time_type) values (548, 125, 7, null, null, 1);</text:p>
          </table:table-cell>
          <table:table-cell table:number-columns-repeated="1017"/>
        </table:table-row>
        <table:table-row table:style-name="ro3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null, null, 2);">
            <text:p>insert into game_score (id, matchid, squad, goals, points, time_type) values (549, 125, 64, null, null, 2);</text:p>
          </table:table-cell>
          <table:table-cell table:number-columns-repeated="1017"/>
        </table:table-row>
        <table:table-row table:style-name="ro3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null, null, 1);">
            <text:p>insert into game_score (id, matchid, squad, goals, points, time_type) values (550, 125, 64, null, null, 1);</text:p>
          </table:table-cell>
          <table:table-cell table:number-columns-repeated="1017"/>
        </table:table-row>
        <table:table-row table:style-name="ro3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null, null, 2);">
            <text:p>insert into game_score (id, matchid, squad, goals, points, time_type) values (551, 126, 351, null, null, 2);</text:p>
          </table:table-cell>
          <table:table-cell table:number-columns-repeated="1017"/>
        </table:table-row>
        <table:table-row table:style-name="ro3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null, null, 1);">
            <text:p>insert into game_score (id, matchid, squad, goals, points, time_type) values (552, 126, 351, null, null, 1);</text:p>
          </table:table-cell>
          <table:table-cell table:number-columns-repeated="1017"/>
        </table:table-row>
        <table:table-row table:style-name="ro3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null, null, 2);">
            <text:p>insert into game_score (id, matchid, squad, goals, points, time_type) values (553, 126, 52, null, null, 2);</text:p>
          </table:table-cell>
          <table:table-cell table:number-columns-repeated="1017"/>
        </table:table-row>
        <table:table-row table:style-name="ro3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null, null, 1);">
            <text:p>insert into game_score (id, matchid, squad, goals, points, time_type) values (554, 126, 52, null, null, 1);</text:p>
          </table:table-cell>
          <table:table-cell table:number-columns-repeated="1017"/>
        </table:table-row>
        <table:table-row table:style-name="ro3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null, null, 2);">
            <text:p>insert into game_score (id, matchid, squad, goals, points, time_type) values (555, 127, 7, null, null, 2);</text:p>
          </table:table-cell>
          <table:table-cell table:number-columns-repeated="1017"/>
        </table:table-row>
        <table:table-row table:style-name="ro3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null, null, 1);">
            <text:p>insert into game_score (id, matchid, squad, goals, points, time_type) values (556, 127, 7, null, null, 1);</text:p>
          </table:table-cell>
          <table:table-cell table:number-columns-repeated="1017"/>
        </table:table-row>
        <table:table-row table:style-name="ro3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null, null, 2);">
            <text:p>insert into game_score (id, matchid, squad, goals, points, time_type) values (557, 127, 351, null, null, 2);</text:p>
          </table:table-cell>
          <table:table-cell table:number-columns-repeated="1017"/>
        </table:table-row>
        <table:table-row table:style-name="ro3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null, null, 1);">
            <text:p>insert into game_score (id, matchid, squad, goals, points, time_type) values (558, 127, 351, null, null, 1);</text:p>
          </table:table-cell>
          <table:table-cell table:number-columns-repeated="1017"/>
        </table:table-row>
        <table:table-row table:style-name="ro3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null, null, 2);">
            <text:p>insert into game_score (id, matchid, squad, goals, points, time_type) values (559, 128, 52, null, null, 2);</text:p>
          </table:table-cell>
          <table:table-cell table:number-columns-repeated="1017"/>
        </table:table-row>
        <table:table-row table:style-name="ro3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null, null, 1);">
            <text:p>insert into game_score (id, matchid, squad, goals, points, time_type) values (560, 128, 52, null, null, 1);</text:p>
          </table:table-cell>
          <table:table-cell table:number-columns-repeated="1017"/>
        </table:table-row>
        <table:table-row table:style-name="ro3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null, null, 2);">
            <text:p>insert into game_score (id, matchid, squad, goals, points, time_type) values (561, 128, 64, null, null, 2);</text:p>
          </table:table-cell>
          <table:table-cell table:number-columns-repeated="1017"/>
        </table:table-row>
        <table:table-row table:style-name="ro3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null, null, 1);">
            <text:p>insert into game_score (id, matchid, squad, goals, points, time_type) values (562, 128, 64, null, null, 1);</text:p>
          </table:table-cell>
          <table:table-cell table:number-columns-repeated="1017"/>
        </table:table-row>
        <table:table-row table:style-name="ro3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null, null, 2);">
            <text:p>insert into game_score (id, matchid, squad, goals, points, time_type) values (563, 129, 52, null, null, 2);</text:p>
          </table:table-cell>
          <table:table-cell table:number-columns-repeated="1017"/>
        </table:table-row>
        <table:table-row table:style-name="ro3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null, null, 1);">
            <text:p>insert into game_score (id, matchid, squad, goals, points, time_type) values (564, 129, 52, null, null, 1);</text:p>
          </table:table-cell>
          <table:table-cell table:number-columns-repeated="1017"/>
        </table:table-row>
        <table:table-row table:style-name="ro3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null, null, 2);">
            <text:p>insert into game_score (id, matchid, squad, goals, points, time_type) values (565, 129, 7, null, null, 2);</text:p>
          </table:table-cell>
          <table:table-cell table:number-columns-repeated="1017"/>
        </table:table-row>
        <table:table-row table:style-name="ro3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null, null, 1);">
            <text:p>insert into game_score (id, matchid, squad, goals, points, time_type) values (566, 129, 7, null, null, 1);</text:p>
          </table:table-cell>
          <table:table-cell table:number-columns-repeated="1017"/>
        </table:table-row>
        <table:table-row table:style-name="ro3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null, null, 2);">
            <text:p>insert into game_score (id, matchid, squad, goals, points, time_type) values (567, 130, 64, null, null, 2);</text:p>
          </table:table-cell>
          <table:table-cell table:number-columns-repeated="1017"/>
        </table:table-row>
        <table:table-row table:style-name="ro3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null, null, 1);">
            <text:p>insert into game_score (id, matchid, squad, goals, points, time_type) values (568, 130, 64, null, null, 1);</text:p>
          </table:table-cell>
          <table:table-cell table:number-columns-repeated="1017"/>
        </table:table-row>
        <table:table-row table:style-name="ro3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null, null, 2);">
            <text:p>insert into game_score (id, matchid, squad, goals, points, time_type) values (569, 130, 351, null, null, 2);</text:p>
          </table:table-cell>
          <table:table-cell table:number-columns-repeated="1017"/>
        </table:table-row>
        <table:table-row table:style-name="ro3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null, null, 1);">
            <text:p>insert into game_score (id, matchid, squad, goals, points, time_type) values (570, 130, 351, null, null, 1);</text:p>
          </table:table-cell>
          <table:table-cell table:number-columns-repeated="1017"/>
        </table:table-row>
        <table:table-row table:style-name="ro3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null, null, 2);">
            <text:p>insert into game_score (id, matchid, squad, goals, points, time_type) values (571, 131, 237, null, null, 2);</text:p>
          </table:table-cell>
          <table:table-cell table:number-columns-repeated="1017"/>
        </table:table-row>
        <table:table-row table:style-name="ro3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null, null, 1);">
            <text:p>insert into game_score (id, matchid, squad, goals, points, time_type) values (572, 131, 237, null, null, 1);</text:p>
          </table:table-cell>
          <table:table-cell table:number-columns-repeated="1017"/>
        </table:table-row>
        <table:table-row table:style-name="ro3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null, null, 2);">
            <text:p>insert into game_score (id, matchid, squad, goals, points, time_type) values (573, 131, 56, null, null, 2);</text:p>
          </table:table-cell>
          <table:table-cell table:number-columns-repeated="1017"/>
        </table:table-row>
        <table:table-row table:style-name="ro3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null, null, 1);">
            <text:p>insert into game_score (id, matchid, squad, goals, points, time_type) values (574, 131, 56, null, null, 1);</text:p>
          </table:table-cell>
          <table:table-cell table:number-columns-repeated="1017"/>
        </table:table-row>
        <table:table-row table:style-name="ro3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null, null, 2);">
            <text:p>insert into game_score (id, matchid, squad, goals, points, time_type) values (575, 132, 61, null, null, 2);</text:p>
          </table:table-cell>
          <table:table-cell table:number-columns-repeated="1017"/>
        </table:table-row>
        <table:table-row table:style-name="ro3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null, null, 1);">
            <text:p>insert into game_score (id, matchid, squad, goals, points, time_type) values (576, 132, 61, null, null, 1);</text:p>
          </table:table-cell>
          <table:table-cell table:number-columns-repeated="1017"/>
        </table:table-row>
        <table:table-row table:style-name="ro3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null, null, 2);">
            <text:p>insert into game_score (id, matchid, squad, goals, points, time_type) values (577, 132, 49, null, null, 2);</text:p>
          </table:table-cell>
          <table:table-cell table:number-columns-repeated="1017"/>
        </table:table-row>
        <table:table-row table:style-name="ro3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null, null, 1);">
            <text:p>insert into game_score (id, matchid, squad, goals, points, time_type) values (578, 132, 49, null, null, 1);</text:p>
          </table:table-cell>
          <table:table-cell table:number-columns-repeated="1017"/>
        </table:table-row>
        <table:table-row table:style-name="ro3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null, null, 2);">
            <text:p>insert into game_score (id, matchid, squad, goals, points, time_type) values (579, 133, 237, null, null, 2);</text:p>
          </table:table-cell>
          <table:table-cell table:number-columns-repeated="1017"/>
        </table:table-row>
        <table:table-row table:style-name="ro3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null, null, 1);">
            <text:p>insert into game_score (id, matchid, squad, goals, points, time_type) values (580, 133, 237, null, null, 1);</text:p>
          </table:table-cell>
          <table:table-cell table:number-columns-repeated="1017"/>
        </table:table-row>
        <table:table-row table:style-name="ro3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null, null, 2);">
            <text:p>insert into game_score (id, matchid, squad, goals, points, time_type) values (581, 133, 61, null, null, 2);</text:p>
          </table:table-cell>
          <table:table-cell table:number-columns-repeated="1017"/>
        </table:table-row>
        <table:table-row table:style-name="ro3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null, null, 1);">
            <text:p>insert into game_score (id, matchid, squad, goals, points, time_type) values (582, 133, 61, null, null, 1);</text:p>
          </table:table-cell>
          <table:table-cell table:number-columns-repeated="1017"/>
        </table:table-row>
        <table:table-row table:style-name="ro3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null, null, 2);">
            <text:p>insert into game_score (id, matchid, squad, goals, points, time_type) values (583, 134, 49, null, null, 2);</text:p>
          </table:table-cell>
          <table:table-cell table:number-columns-repeated="1017"/>
        </table:table-row>
        <table:table-row table:style-name="ro3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null, null, 1);">
            <text:p>insert into game_score (id, matchid, squad, goals, points, time_type) values (584, 134, 49, null, null, 1);</text:p>
          </table:table-cell>
          <table:table-cell table:number-columns-repeated="1017"/>
        </table:table-row>
        <table:table-row table:style-name="ro3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null, null, 2);">
            <text:p>insert into game_score (id, matchid, squad, goals, points, time_type) values (585, 134, 56, null, null, 2);</text:p>
          </table:table-cell>
          <table:table-cell table:number-columns-repeated="1017"/>
        </table:table-row>
        <table:table-row table:style-name="ro3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null, null, 1);">
            <text:p>insert into game_score (id, matchid, squad, goals, points, time_type) values (586, 134, 56, null, null, 1);</text:p>
          </table:table-cell>
          <table:table-cell table:number-columns-repeated="1017"/>
        </table:table-row>
        <table:table-row table:style-name="ro3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null, null, 2);">
            <text:p>insert into game_score (id, matchid, squad, goals, points, time_type) values (587, 135, 49, null, null, 2);</text:p>
          </table:table-cell>
          <table:table-cell table:number-columns-repeated="1017"/>
        </table:table-row>
        <table:table-row table:style-name="ro3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null, null, 1);">
            <text:p>insert into game_score (id, matchid, squad, goals, points, time_type) values (588, 135, 49, null, null, 1);</text:p>
          </table:table-cell>
          <table:table-cell table:number-columns-repeated="1017"/>
        </table:table-row>
        <table:table-row table:style-name="ro3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null, null, 2);">
            <text:p>insert into game_score (id, matchid, squad, goals, points, time_type) values (589, 135, 237, null, null, 2);</text:p>
          </table:table-cell>
          <table:table-cell table:number-columns-repeated="1017"/>
        </table:table-row>
        <table:table-row table:style-name="ro3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null, null, 1);">
            <text:p>insert into game_score (id, matchid, squad, goals, points, time_type) values (590, 135, 237, null, null, 1);</text:p>
          </table:table-cell>
          <table:table-cell table:number-columns-repeated="1017"/>
        </table:table-row>
        <table:table-row table:style-name="ro3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null, null, 2);">
            <text:p>insert into game_score (id, matchid, squad, goals, points, time_type) values (591, 136, 56, null, null, 2);</text:p>
          </table:table-cell>
          <table:table-cell table:number-columns-repeated="1017"/>
        </table:table-row>
        <table:table-row table:style-name="ro3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null, null, 1);">
            <text:p>insert into game_score (id, matchid, squad, goals, points, time_type) values (592, 136, 56, null, null, 1);</text:p>
          </table:table-cell>
          <table:table-cell table:number-columns-repeated="1017"/>
        </table:table-row>
        <table:table-row table:style-name="ro3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null, null, 2);">
            <text:p>insert into game_score (id, matchid, squad, goals, points, time_type) values (593, 136, 61, null, null, 2);</text:p>
          </table:table-cell>
          <table:table-cell table:number-columns-repeated="1017"/>
        </table:table-row>
        <table:table-row table:style-name="ro3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null, null, 1);">
            <text:p>insert into game_score (id, matchid, squad, goals, points, time_type) values (594, 136, 61, null, null, 1);</text:p>
          </table:table-cell>
          <table:table-cell table:number-columns-repeated="1017"/>
        </table:table-row>
        <table:table-row table:style-name="ro3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null, null, null, 2);">
            <text:p>insert into game_score (id, matchid, squad, goals, points, time_type) values (595, 137, null, null, null, 2);</text:p>
          </table:table-cell>
          <table:table-cell table:number-columns-repeated="1017"/>
        </table:table-row>
        <table:table-row table:style-name="ro3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null, null, null, 1);">
            <text:p>insert into game_score (id, matchid, squad, goals, points, time_type) values (596, 137, null, null, null, 1);</text:p>
          </table:table-cell>
          <table:table-cell table:number-columns-repeated="1017"/>
        </table:table-row>
        <table:table-row table:style-name="ro3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null, null, null, 2);">
            <text:p>insert into game_score (id, matchid, squad, goals, points, time_type) values (597, 137, null, null, null, 2);</text:p>
          </table:table-cell>
          <table:table-cell table:number-columns-repeated="1017"/>
        </table:table-row>
        <table:table-row table:style-name="ro3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null, null, null, 1);">
            <text:p>insert into game_score (id, matchid, squad, goals, points, time_type) values (598, 137, null, null, null, 1);</text:p>
          </table:table-cell>
          <table:table-cell table:number-columns-repeated="1017"/>
        </table:table-row>
        <table:table-row table:style-name="ro3">
          <table:table-cell table:style-name="ce4" table:formula="of:=[.A81]+1" office:value-type="float" office:value="599">
            <text:p>599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8, null, null, null, 2);">
            <text:p>insert into game_score (id, matchid, squad, goals, points, time_type) values (599, 138, null, null, null, 2);</text:p>
          </table:table-cell>
          <table:table-cell table:number-columns-repeated="1017"/>
        </table:table-row>
        <table:table-row table:style-name="ro3">
          <table:table-cell table:style-name="ce4" table:formula="of:=[.A82]+1" office:value-type="float" office:value="600">
            <text:p>600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8, null, null, null, 1);">
            <text:p>insert into game_score (id, matchid, squad, goals, points, time_type) values (600, 138, null, null, null, 1);</text:p>
          </table:table-cell>
          <table:table-cell table:number-columns-repeated="1017"/>
        </table:table-row>
        <table:table-row table:style-name="ro3">
          <table:table-cell table:style-name="ce4" table:formula="of:=[.A83]+1" office:value-type="float" office:value="601">
            <text:p>601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8, null, null, null, 2);">
            <text:p>insert into game_score (id, matchid, squad, goals, points, time_type) values (601, 138, null, null, null, 2);</text:p>
          </table:table-cell>
          <table:table-cell table:number-columns-repeated="1017"/>
        </table:table-row>
        <table:table-row table:style-name="ro3">
          <table:table-cell table:style-name="ce4" table:formula="of:=[.A84]+1" office:value-type="float" office:value="602">
            <text:p>602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8, null, null, null, 1);">
            <text:p>insert into game_score (id, matchid, squad, goals, points, time_type) values (602, 138, null, null, null, 1);</text:p>
          </table:table-cell>
          <table:table-cell table:number-columns-repeated="1017"/>
        </table:table-row>
        <table:table-row table:style-name="ro3">
          <table:table-cell table:style-name="ce3" table:formula="of:=[.A85]+1" office:value-type="float" office:value="603">
            <text:p>603</text:p>
          </table:table-cell>
          <table:table-cell table:style-name="ce3" table:formula="of:=[.B82]+1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9, null, null, null, 2);">
            <text:p>insert into game_score (id, matchid, squad, goals, points, time_type) values (603, 139, null, null, null, 2);</text:p>
          </table:table-cell>
          <table:table-cell table:number-columns-repeated="1017"/>
        </table:table-row>
        <table:table-row table:style-name="ro3">
          <table:table-cell table:style-name="ce3" table:formula="of:=[.A86]+1" office:value-type="float" office:value="604">
            <text:p>604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9, null, null, null, 1);">
            <text:p>insert into game_score (id, matchid, squad, goals, points, time_type) values (604, 139, null, null, null, 1);</text:p>
          </table:table-cell>
          <table:table-cell table:number-columns-repeated="1017"/>
        </table:table-row>
        <table:table-row table:style-name="ro3">
          <table:table-cell table:style-name="ce3" table:formula="of:=[.A87]+1" office:value-type="float" office:value="605">
            <text:p>605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9, null, null, null, 2);">
            <text:p>insert into game_score (id, matchid, squad, goals, points, time_type) values (605, 139, null, null, null, 2);</text:p>
          </table:table-cell>
          <table:table-cell table:number-columns-repeated="1017"/>
        </table:table-row>
        <table:table-row table:style-name="ro3">
          <table:table-cell table:style-name="ce3" table:formula="of:=[.A88]+1" office:value-type="float" office:value="606">
            <text:p>606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9, null, null, null, 1);">
            <text:p>insert into game_score (id, matchid, squad, goals, points, time_type) values (606, 139, null, null, null, 1);</text:p>
          </table:table-cell>
          <table:table-cell table:number-columns-repeated="1017"/>
        </table:table-row>
        <table:table-row table:style-name="ro3">
          <table:table-cell table:style-name="ce4" table:formula="of:=[.A89]+1" office:value-type="float" office:value="607">
            <text:p>607</text:p>
          </table:table-cell>
          <table:table-cell table:style-name="ce4" table:formula="of:=[.B86]+1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40, null, null, null, 2);">
            <text:p>insert into game_score (id, matchid, squad, goals, points, time_type) values (607, 140, null, null, null, 2);</text:p>
          </table:table-cell>
          <table:table-cell table:number-columns-repeated="1017"/>
        </table:table-row>
        <table:table-row table:style-name="ro3">
          <table:table-cell table:style-name="ce4" table:formula="of:=[.A90]+1" office:value-type="float" office:value="608">
            <text:p>608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40, null, null, null, 1);">
            <text:p>insert into game_score (id, matchid, squad, goals, points, time_type) values (608, 140, null, null, null, 1);</text:p>
          </table:table-cell>
          <table:table-cell table:number-columns-repeated="1017"/>
        </table:table-row>
        <table:table-row table:style-name="ro3">
          <table:table-cell table:style-name="ce4" table:formula="of:=[.A91]+1" office:value-type="float" office:value="609">
            <text:p>609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40, null, null, null, 2);">
            <text:p>insert into game_score (id, matchid, squad, goals, points, time_type) values (609, 140, null, null, null, 2);</text:p>
          </table:table-cell>
          <table:table-cell table:number-columns-repeated="1017"/>
        </table:table-row>
        <table:table-row table:style-name="ro3">
          <table:table-cell table:style-name="ce4" table:formula="of:=[.A92]+1" office:value-type="float" office:value="610">
            <text:p>610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40, null, null, null, 1);">
            <text:p>insert into game_score (id, matchid, squad, goals, points, time_type) values (610, 140, null, null, null, 1);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23:49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1T23:49:01</dc:date>
    <dc:creator>Esdras Salazar</dc:creator>
    <meta:editing-duration>P1DT11H33M36S</meta:editing-duration>
    <meta:editing-cycles>402</meta:editing-cycles>
    <meta:document-statistic meta:table-count="10" meta:cell-count="5635" meta:object-count="0"/>
  </office:meta>
</office:document-meta>
</file>